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>
        <table:iteration table:status="enable" table:steps="1" table:maximum-difference="1"/>
      </table:calculation-settings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1]*[.$A2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1]*[.$A3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1]*[.$A4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]*[.$A5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1]*[.$A6]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1]*[.$A7]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1]*[.$A8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1]*[.$A9]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]*[.$A10]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1]*[.$A11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1]*[.$A12]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1]*[.$A13]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1]*[.$A14]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1]*[.$A15]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1]*[.$A16]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$1]*[.$A17]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$1]*[.$A18]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$1]*[.$A19]"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1]*[.$A20]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$1]*[.$A21]"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$1]*[.$A22]"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$1]*[.$A23]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$1]*[.$A24]"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$1]*[.$A25]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$1]*[.$A26]"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$1]*[.$A27]"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$1]*[.$A28]"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$1]*[.$A29]"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$1]*[.$A30]"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$1]*[.$A31]"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$1]*[.$A32]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$1]*[.$A33]"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$1]*[.$A34]"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$1]*[.$A35]"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$1]*[.$A36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$1]*[.$A37]"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$1]*[.$A38]"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$1]*[.$A39]"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$1]*[.$A40]"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$1]*[.$A41]"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$1]*[.$A42]"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$1]*[.$A43]"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$1]*[.$A44]" office:value-type="float" office:value="1408" calcext:value-type="float">
            <text:p>14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 Lorenz</meta:initial-creator>
    <meta:creation-date>2021-02-16T21:21:34.375847542</meta:creation-date>
    <dc:date>2021-02-23T09:24:05.747919093</dc:date>
    <dc:creator>Martin Lorenz</dc:creator>
    <meta:editing-duration>P6DT11H52M21S</meta:editing-duration>
    <meta:editing-cycles>1</meta:editing-cycles>
    <meta:document-statistic meta:table-count="1" meta:cell-count="88" meta:object-count="0"/>
    <meta:generator>LibreOffice/7.0.4.2$Linux_X86_64 LibreOffice_project/00$Build-2</meta:generator>
  </office:meta>
</office:document-meta>
</file>